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6pt" fo:language="eu" fo:country="ES" fo:font-style="italic" fo:font-weight="normal" style:font-size-asian="16pt" style:font-style-asian="italic" style:font-weight-asian="normal" style:font-size-complex="16pt"/>
    </style:style>
    <style:style style:name="P3" style:family="paragraph" style:parent-style-name="Standard">
      <style:paragraph-properties fo:text-align="center" style:justify-single-word="false"/>
      <style:text-properties style:font-name="Liberation Serif" fo:font-size="16pt" fo:language="eu" fo:country="ES" fo:font-style="italic" fo:font-weight="normal" officeooo:paragraph-rsid="0016e772" style:font-size-asian="16pt" style:font-style-asian="italic" style:font-weight-asian="normal" style:font-size-complex="16pt"/>
    </style:style>
    <style:style style:name="P4" style:family="paragraph" style:parent-style-name="Standard">
      <style:paragraph-properties fo:text-align="center" style:justify-single-word="false"/>
      <style:text-properties style:font-name="Liberation Serif" fo:font-size="24pt" fo:language="eu" fo:country="ES" fo:font-style="italic" fo:font-weight="normal" officeooo:rsid="00197b35" officeooo:paragraph-rsid="0016e772" style:font-size-asian="24pt" style:font-style-asian="italic" style:font-weight-asian="normal" style:font-size-complex="24pt"/>
    </style:style>
    <style:style style:name="P5" style:family="paragraph" style:parent-style-name="Standard">
      <style:paragraph-properties fo:text-align="center" style:justify-single-word="false"/>
      <style:text-properties style:font-name="Liberation Serif" fo:font-size="24pt" fo:language="eu" fo:country="ES" fo:font-style="italic" fo:font-weight="normal" style:font-size-asian="24pt" style:font-style-asian="italic" style:font-weight-asian="normal" style:font-size-complex="24pt"/>
    </style:style>
    <style:style style:name="P6" style:family="paragraph" style:parent-style-name="Standard">
      <style:text-properties style:font-name="Liberation Serif" fo:font-size="24pt" fo:language="eu" fo:country="ES" officeooo:paragraph-rsid="000f7c33" style:font-size-asian="24pt" style:font-size-complex="24pt"/>
    </style:style>
    <style:style style:name="P7"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paragraph-rsid="00197b35" style:font-size-asian="26pt" style:font-style-asian="italic" style:font-weight-asian="normal" style:font-size-complex="26pt"/>
    </style:style>
    <style:style style:name="P8"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rsid="00197b35" officeooo:paragraph-rsid="00197b35" style:font-size-asian="26pt" style:font-style-asian="italic" style:font-weight-asian="normal" style:font-size-complex="26pt"/>
    </style:style>
    <style:style style:name="P9" style:family="paragraph" style:parent-style-name="Standard">
      <style:paragraph-properties fo:text-align="center" style:justify-single-word="false"/>
      <style:text-properties style:font-name="Liberation Serif" fo:font-size="18pt" fo:language="eu" fo:country="ES" officeooo:paragraph-rsid="0016e772" style:font-size-asian="18pt" style:font-size-complex="18pt"/>
    </style:style>
    <style:style style:name="P10" style:family="paragraph" style:parent-style-name="Standard">
      <style:text-properties style:font-name="Liberation Serif" fo:language="eu" fo:country="ES" officeooo:rsid="00063d1e" officeooo:paragraph-rsid="00063d1e"/>
    </style:style>
    <style:style style:name="P11" style:family="paragraph" style:parent-style-name="Standard">
      <style:text-properties style:font-name="Liberation Serif" fo:language="eu" fo:country="ES" officeooo:rsid="00063d1e" officeooo:paragraph-rsid="000e4b40"/>
    </style:style>
    <style:style style:name="P12" style:family="paragraph" style:parent-style-name="Standard">
      <style:paragraph-properties fo:text-align="justify" style:justify-single-word="false"/>
      <style:text-properties style:font-name="Liberation Serif" fo:language="eu" fo:country="ES" officeooo:rsid="00063d1e" officeooo:paragraph-rsid="000e4b40"/>
    </style:style>
    <style:style style:name="P13" style:family="paragraph" style:parent-style-name="Standard">
      <style:paragraph-properties fo:text-align="justify" style:justify-single-word="false"/>
      <style:text-properties style:font-name="Liberation Serif" fo:language="eu" fo:country="ES" officeooo:rsid="00063d1e" officeooo:paragraph-rsid="00063d1e"/>
    </style:style>
    <style:style style:name="P14" style:family="paragraph" style:parent-style-name="Standard">
      <style:paragraph-properties fo:text-align="justify" style:justify-single-word="false"/>
      <style:text-properties style:font-name="Liberation Serif" fo:language="eu" fo:country="ES" officeooo:rsid="00063d1e" officeooo:paragraph-rsid="000e7569"/>
    </style:style>
    <style:style style:name="P15" style:family="paragraph" style:parent-style-name="Standard">
      <style:paragraph-properties fo:text-align="justify" style:justify-single-word="false"/>
      <style:text-properties style:font-name="Liberation Serif" fo:language="eu" fo:country="ES" officeooo:rsid="00063d1e" officeooo:paragraph-rsid="0008914f"/>
    </style:style>
    <style:style style:name="P16" style:family="paragraph" style:parent-style-name="Standard">
      <style:text-properties style:font-name="Liberation Serif" fo:language="eu" fo:country="ES" officeooo:rsid="00063d1e" officeooo:paragraph-rsid="000e7569"/>
    </style:style>
    <style:style style:name="P17" style:family="paragraph" style:parent-style-name="Standard">
      <style:text-properties style:font-name="Liberation Serif" fo:language="eu" fo:country="ES" officeooo:rsid="00063d1e" officeooo:paragraph-rsid="0008914f"/>
    </style:style>
    <style:style style:name="P18" style:family="paragraph" style:parent-style-name="Standard">
      <style:text-properties style:font-name="Liberation Serif" fo:language="eu" fo:country="ES" officeooo:rsid="0008914f" officeooo:paragraph-rsid="0008914f"/>
    </style:style>
    <style:style style:name="P19" style:family="paragraph" style:parent-style-name="Standard">
      <style:text-properties fo:color="#000000" style:font-name="Liberation Serif" fo:language="eu" fo:country="ES" officeooo:rsid="0008914f" officeooo:paragraph-rsid="0008914f"/>
    </style:style>
    <style:style style:name="P20" style:family="paragraph" style:parent-style-name="Standard">
      <style:text-properties fo:color="#000000" style:font-name="Liberation Serif" fo:language="eu" fo:country="ES" officeooo:rsid="0008914f" officeooo:paragraph-rsid="000c7890"/>
    </style:style>
    <style:style style:name="P21" style:family="paragraph" style:parent-style-name="Standard">
      <style:text-properties fo:language="eu" fo:country="ES"/>
    </style:style>
    <style:style style:name="P22" style:family="paragraph" style:parent-style-name="Text_20_body">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23" style:family="paragraph" style:parent-style-name="Text_20_body">
      <style:text-properties style:font-name="Liberation Serif" fo:language="eu" fo:country="ES" officeooo:paragraph-rsid="000f7c33"/>
    </style:style>
    <style:style style:name="P24" style:family="paragraph" style:parent-style-name="Text_20_body">
      <style:text-properties style:font-name="Liberation Serif" fo:language="eu" fo:country="ES" officeooo:rsid="000e4b40" officeooo:paragraph-rsid="000e4b40"/>
    </style:style>
    <style:style style:name="P25" style:family="paragraph" style:parent-style-name="Text_20_body">
      <style:text-properties style:font-name="Liberation Serif" fo:language="eu" fo:country="ES" officeooo:paragraph-rsid="000e4b40"/>
    </style:style>
    <style:style style:name="P26" style:family="paragraph" style:parent-style-name="Text_20_body">
      <style:paragraph-properties fo:text-align="justify" style:justify-single-word="false"/>
      <style:text-properties fo:color="#000000" style:font-name="Liberation Serif" fo:language="eu" fo:country="ES" officeooo:rsid="000e4b40" officeooo:paragraph-rsid="000e4b40"/>
    </style:style>
    <style:style style:name="P27" style:family="paragraph" style:parent-style-name="Text_20_body">
      <style:paragraph-properties fo:text-align="justify" style:justify-single-word="false"/>
      <style:text-properties fo:color="#000000" style:font-name="Liberation Serif" fo:language="eu" fo:country="ES" officeooo:rsid="000e4b40" officeooo:paragraph-rsid="001e755b"/>
    </style:style>
    <style:style style:name="P28" style:family="paragraph" style:parent-style-name="Text_20_body">
      <style:paragraph-properties fo:text-align="justify" style:justify-single-word="false"/>
      <style:text-properties fo:color="#000000" style:font-name="Liberation Serif" fo:language="eu" fo:country="ES" officeooo:rsid="000e4b40" officeooo:paragraph-rsid="0028bc7a"/>
    </style:style>
    <style:style style:name="P29" style:family="paragraph" style:parent-style-name="Text_20_body">
      <style:text-properties fo:color="#000000" style:font-name="Liberation Serif" fo:language="eu" fo:country="ES" officeooo:rsid="000c7890" officeooo:paragraph-rsid="000c7890"/>
    </style:style>
    <style:style style:name="P30" style:family="paragraph" style:parent-style-name="Text_20_body">
      <style:paragraph-properties fo:text-align="justify" style:justify-single-word="false"/>
      <style:text-properties fo:color="#000000" style:font-name="Liberation Serif" fo:language="eu" fo:country="ES" officeooo:rsid="001e755b" officeooo:paragraph-rsid="001e755b"/>
    </style:style>
    <style:style style:name="P31" style:family="paragraph" style:parent-style-name="Text_20_body">
      <style:paragraph-properties fo:text-align="justify" style:justify-single-word="false"/>
      <style:text-properties fo:color="#000000" style:font-name="Liberation Serif" fo:language="eu" fo:country="ES" style:text-underline-style="solid" style:text-underline-width="auto" style:text-underline-color="font-color" officeooo:rsid="001e755b" officeooo:paragraph-rsid="001e755b"/>
    </style:style>
    <style:style style:name="P32" style:family="paragraph" style:parent-style-name="Text_20_body">
      <style:paragraph-properties fo:text-align="justify" style:justify-single-word="false"/>
      <style:text-properties style:use-window-font-color="true" style:font-name="Liberation Serif" fo:language="eu" fo:country="ES" style:text-underline-style="solid" style:text-underline-width="auto" style:text-underline-color="font-color" officeooo:rsid="001eb2da" officeooo:paragraph-rsid="001eb2da"/>
    </style:style>
    <style:style style:name="P33" style:family="paragraph" style:parent-style-name="Text_20_body">
      <style:paragraph-properties fo:text-align="justify" style:justify-single-word="false"/>
      <style:text-properties style:use-window-font-color="true" officeooo:rsid="0021c040" officeooo:paragraph-rsid="0021c040"/>
    </style:style>
    <style:style style:name="P34" style:family="paragraph" style:parent-style-name="Text_20_body">
      <style:paragraph-properties fo:text-align="justify" style:justify-single-word="false"/>
      <style:text-properties style:use-window-font-color="true" style:text-underline-style="solid" style:text-underline-width="auto" style:text-underline-color="font-color" officeooo:rsid="0021c040" officeooo:paragraph-rsid="0021c040"/>
    </style:style>
    <style:style style:name="P35" style:family="paragraph" style:parent-style-name="Text_20_body">
      <style:paragraph-properties fo:text-align="justify" style:justify-single-word="false"/>
      <style:text-properties officeooo:paragraph-rsid="001eb2da"/>
    </style:style>
    <style:style style:name="P36" style:family="paragraph" style:parent-style-name="Text_20_body">
      <style:paragraph-properties fo:break-before="page"/>
      <style:text-properties style:font-name="Liberation Serif" fo:language="eu" fo:country="ES" officeooo:paragraph-rsid="000f7c33"/>
    </style:style>
    <style:style style:name="P37" style:family="paragraph" style:parent-style-name="Text_20_body">
      <style:paragraph-properties fo:margin-top="0cm" fo:margin-bottom="0cm" loext:contextual-spacing="false" fo:text-align="justify" style:justify-single-word="false"/>
      <style:text-properties style:use-window-font-color="true" officeooo:rsid="0021c040" officeooo:paragraph-rsid="0021c040"/>
    </style:style>
    <style:style style:name="P38" style:family="paragraph" style:parent-style-name="Text_20_body">
      <style:paragraph-properties fo:margin-top="0cm" fo:margin-bottom="0cm" loext:contextual-spacing="false" fo:text-align="justify" style:justify-single-word="false"/>
      <style:text-properties style:use-window-font-color="true" style:text-underline-style="solid" style:text-underline-width="auto" style:text-underline-color="font-color" officeooo:rsid="0024a473" officeooo:paragraph-rsid="0024a473"/>
    </style:style>
    <style:style style:name="P39" style:family="paragraph" style:parent-style-name="Text_20_body">
      <style:paragraph-properties fo:margin-top="0cm" fo:margin-bottom="0cm" loext:contextual-spacing="false"/>
      <style:text-properties officeooo:paragraph-rsid="0021c040"/>
    </style:style>
    <style:style style:name="P40" style:family="paragraph" style:parent-style-name="Text_20_body">
      <style:paragraph-properties fo:margin-top="0cm" fo:margin-bottom="0cm" loext:contextual-spacing="false" fo:text-align="justify" style:justify-single-word="false" fo:break-before="page"/>
      <style:text-properties style:use-window-font-color="true" officeooo:rsid="0024a473" officeooo:paragraph-rsid="0024a473"/>
    </style:style>
    <style:style style:name="P41" style:family="paragraph" style:parent-style-name="Text_20_body" style:master-page-name="">
      <loext:graphic-properties draw:fill="none"/>
      <style:paragraph-properties fo:margin-left="0.9cm" fo:margin-right="0cm" fo:margin-top="0cm" fo:margin-bottom="0cm" loext:contextual-spacing="false" fo:line-height="120%" fo:text-align="justify" style:justify-single-word="false" fo:text-indent="0cm" style:auto-text-indent="false" style:page-number="auto" fo:background-color="transparent"/>
      <style:text-properties style:use-window-font-color="true" style:text-underline-style="solid" style:text-underline-width="auto" style:text-underline-color="font-color" officeooo:rsid="0024a473" officeooo:paragraph-rsid="0024a473"/>
    </style:style>
    <style:style style:name="P42" style:family="paragraph" style:parent-style-name="Text_20_body">
      <loext:graphic-properties draw:fill="none"/>
      <style:paragraph-properties fo:margin-left="0.9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4a473" officeooo:paragraph-rsid="0024a473"/>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4a473" officeooo:paragraph-rsid="0024a473"/>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4a473" officeooo:paragraph-rsid="0025f62b"/>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5f62b" officeooo:paragraph-rsid="0025f62b"/>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fo:font-size="8pt" style:text-underline-style="solid" style:text-underline-width="auto" style:text-underline-color="font-color" officeooo:rsid="0025f62b" officeooo:paragraph-rsid="0025f62b" style:font-size-asian="8pt" style:font-size-complex="8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fo:font-size="12pt" style:text-underline-style="solid" style:text-underline-width="auto" style:text-underline-color="font-color" officeooo:rsid="0028bc7a" officeooo:paragraph-rsid="0028bc7a" style:font-size-asian="10.5pt" style:font-size-complex="12pt"/>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fo:font-size="10pt" style:text-underline-style="solid" style:text-underline-width="auto" style:text-underline-color="font-color" officeooo:rsid="0025f62b" officeooo:paragraph-rsid="0025f62b" style:font-size-asian="10pt" style:font-size-complex="10pt"/>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reak-before="page" fo:background-color="transparent"/>
      <style:text-properties style:use-window-font-color="true" style:text-underline-style="solid" style:text-underline-width="auto" style:text-underline-color="font-color" officeooo:rsid="0025f62b" officeooo:paragraph-rsid="0025f62b"/>
    </style:style>
    <style:style style:name="P50" style:family="paragraph" style:parent-style-name="Heading_20_1">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51" style:family="paragraph" style:parent-style-name="Heading_20_1">
      <style:text-properties style:font-name="Liberation Serif" fo:language="eu" fo:country="ES"/>
    </style:style>
    <style:style style:name="P52" style:family="paragraph" style:parent-style-name="Heading_20_1">
      <style:text-properties style:font-name="Liberation Serif" fo:language="eu" fo:country="ES" officeooo:paragraph-rsid="000f7c33"/>
    </style:style>
    <style:style style:name="P53" style:family="paragraph" style:parent-style-name="Heading_20_1">
      <style:text-properties style:font-name="Liberation Serif" fo:language="eu" fo:country="ES" officeooo:paragraph-rsid="000e4b40"/>
    </style:style>
    <style:style style:name="P54" style:family="paragraph" style:parent-style-name="Heading_20_1">
      <style:text-properties style:font-name="Liberation Serif" fo:language="eu" fo:country="ES" officeooo:paragraph-rsid="000e7569"/>
    </style:style>
    <style:style style:name="P55" style:family="paragraph" style:parent-style-name="Heading_20_1">
      <style:text-properties style:font-name="Liberation Serif" fo:language="eu" fo:country="ES" officeooo:paragraph-rsid="0016e772"/>
    </style:style>
    <style:style style:name="P56" style:family="paragraph" style:parent-style-name="Heading_20_1">
      <style:text-properties style:font-name="Liberation Serif" fo:language="eu" fo:country="ES" officeooo:paragraph-rsid="001e755b"/>
    </style:style>
    <style:style style:name="P57" style:family="paragraph" style:parent-style-name="Heading_20_1">
      <style:text-properties style:font-name="Liberation Serif" fo:language="eu" fo:country="ES" officeooo:paragraph-rsid="002a7f19"/>
    </style:style>
    <style:style style:name="P58" style:family="paragraph" style:parent-style-name="Heading_20_1">
      <style:text-properties fo:color="#000000" style:font-name="Liberation Serif" fo:language="eu" fo:country="ES" officeooo:rsid="00063d1e" officeooo:paragraph-rsid="000c7890"/>
    </style:style>
    <style:style style:name="P59" style:family="paragraph" style:parent-style-name="Heading_20_1">
      <style:paragraph-properties fo:break-before="page"/>
      <style:text-properties style:font-name="Liberation Serif" fo:language="eu" fo:country="ES" officeooo:paragraph-rsid="000e4b40"/>
    </style:style>
    <style:style style:name="P60" style:family="paragraph" style:parent-style-name="Heading_20_1">
      <style:paragraph-properties fo:break-before="page"/>
      <style:text-properties style:font-name="Liberation Serif" fo:language="eu" fo:country="ES" officeooo:rsid="00063d1e" officeooo:paragraph-rsid="0008914f"/>
    </style:style>
    <style:style style:name="P61" style:family="paragraph" style:parent-style-name="Heading_20_1">
      <style:paragraph-properties fo:break-before="page"/>
      <style:text-properties fo:color="#000000" style:font-name="Liberation Serif" fo:language="eu" fo:country="ES" officeooo:rsid="000c7890" officeooo:paragraph-rsid="001e755b"/>
    </style:style>
    <style:style style:name="P62" style:family="paragraph" style:parent-style-name="Preformatted_20_Text">
      <style:paragraph-properties fo:margin-top="0cm" fo:margin-bottom="0cm" loext:contextual-spacing="false"/>
      <style:text-properties style:font-name="Liberation Serif" fo:font-size="12pt" officeooo:paragraph-rsid="0021c040" style:font-size-asian="12pt" style:font-size-complex="12pt"/>
    </style:style>
    <style:style style:name="P63" style:family="paragraph" style:parent-style-name="Preformatted_20_Text">
      <style:paragraph-properties fo:margin-top="0cm" fo:margin-bottom="0cm" loext:contextual-spacing="false"/>
      <style:text-properties officeooo:paragraph-rsid="0021c040"/>
    </style:style>
    <style:style style:name="P64"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loext:graphic-properties draw:fill-color="#ffffff"/>
    </style:style>
    <style:style style:name="T1" style:family="text">
      <style:text-properties officeooo:rsid="0008914f"/>
    </style:style>
    <style:style style:name="T2" style:family="text">
      <style:text-properties officeooo:rsid="000c7890"/>
    </style:style>
    <style:style style:name="T3" style:family="text">
      <style:text-properties fo:color="#000000"/>
    </style:style>
    <style:style style:name="T4" style:family="text">
      <style:text-properties fo:color="#000000" officeooo:rsid="000c7890"/>
    </style:style>
    <style:style style:name="T5" style:family="text">
      <style:text-properties fo:color="#000000" officeooo:rsid="0016e772"/>
    </style:style>
    <style:style style:name="T6" style:family="text">
      <style:text-properties fo:color="#000000" officeooo:rsid="001e755b"/>
    </style:style>
    <style:style style:name="T7" style:family="text">
      <style:text-properties fo:color="#000000" officeooo:rsid="002a7f19"/>
    </style:style>
    <style:style style:name="T8" style:family="text">
      <style:text-properties officeooo:rsid="000e4b40"/>
    </style:style>
    <style:style style:name="T9" style:family="text">
      <style:text-properties officeooo:rsid="000e7569"/>
    </style:style>
    <style:style style:name="T10" style:family="text">
      <style:text-properties fo:font-style="italic" fo:font-weight="normal" style:font-style-asian="italic" style:font-weight-asian="normal"/>
    </style:style>
    <style:style style:name="T11" style:family="text">
      <style:text-properties fo:font-style="italic" fo:font-weight="normal" officeooo:rsid="00197b35" style:font-style-asian="italic" style:font-weight-asian="normal"/>
    </style:style>
    <style:style style:name="T12" style:family="text">
      <style:text-properties fo:language="eu" fo:country="ES"/>
    </style:style>
    <style:style style:name="T13" style:family="text">
      <style:text-properties officeooo:rsid="001e755b"/>
    </style:style>
    <style:style style:name="T14" style:family="text">
      <style:text-properties style:font-name="Liberation Serif" fo:language="eu" fo:country="ES"/>
    </style:style>
    <style:style style:name="T15" style:family="text">
      <style:text-properties style:font-name="Liberation Serif" fo:language="eu" fo:country="ES" style:text-underline-style="none"/>
    </style:style>
    <style:style style:name="T16" style:family="text">
      <style:text-properties style:font-name="Liberation Serif" fo:language="eu" fo:country="ES" style:text-underline-style="none" officeooo:rsid="0022f167"/>
    </style:style>
    <style:style style:name="T17" style:family="text">
      <style:text-properties style:font-name="Liberation Serif" fo:language="eu" fo:country="ES" style:text-underline-style="none" officeooo:rsid="0025f62b"/>
    </style:style>
    <style:style style:name="T18" style:family="text">
      <style:text-properties style:font-name="Liberation Serif" fo:language="eu" fo:country="ES" style:text-underline-style="none" fo:font-weight="bold" style:font-weight-asian="bold" style:font-weight-complex="bold"/>
    </style:style>
    <style:style style:name="T19" style:family="text">
      <style:text-properties style:font-name="Liberation Serif" fo:language="eu" fo:country="ES" style:text-underline-style="none" fo:font-weight="bold" officeooo:rsid="0025f62b" style:font-weight-asian="bold" style:font-weight-complex="bold"/>
    </style:style>
    <style:style style:name="T20" style:family="text">
      <style:text-properties style:font-name="Liberation Serif" fo:language="eu" fo:country="ES" officeooo:rsid="001e755b"/>
    </style:style>
    <style:style style:name="T21" style:family="text">
      <style:text-properties style:font-name="Liberation Serif" fo:language="eu" fo:country="ES" style:text-underline-style="solid" style:text-underline-width="auto" style:text-underline-color="font-color"/>
    </style:style>
    <style:style style:name="T22" style:family="text">
      <style:text-properties fo:color="#ff3333" officeooo:rsid="001e755b"/>
    </style:style>
    <style:style style:name="T23" style:family="text">
      <style:text-properties fo:color="#ff3333" style:text-underline-style="none"/>
    </style:style>
    <style:style style:name="T24" style:family="text">
      <style:text-properties fo:color="#ff3333" style:text-underline-style="none" officeooo:rsid="001e755b"/>
    </style:style>
    <style:style style:name="T25" style:family="text">
      <style:text-properties fo:color="#ff3333" style:font-name="Liberation Serif" fo:language="eu" fo:country="ES" style:text-underline-style="none"/>
    </style:style>
    <style:style style:name="T26" style:family="text">
      <style:text-properties fo:color="#ff3333" style:font-name="Liberation Serif" fo:language="eu" fo:country="ES" style:text-underline-style="none" officeooo:rsid="001e755b"/>
    </style:style>
    <style:style style:name="T27" style:family="text">
      <style:text-properties fo:color="#ff3333" style:font-name="Liberation Serif" fo:language="eu" fo:country="ES" style:text-underline-style="none" officeooo:rsid="0025f62b"/>
    </style:style>
    <style:style style:name="T28" style:family="text">
      <style:text-properties fo:color="#ff3333" officeooo:rsid="0021c040"/>
    </style:style>
    <style:style style:name="T29" style:family="text">
      <style:text-properties fo:color="#ff3333" officeooo:rsid="0024a473"/>
    </style:style>
    <style:style style:name="T30" style:family="text">
      <style:text-properties fo:color="#ff3333" officeooo:rsid="0025f62b"/>
    </style:style>
    <style:style style:name="T31" style:family="text">
      <style:text-properties fo:color="#ff3333" officeooo:rsid="0028bc7a"/>
    </style:style>
    <style:style style:name="T32" style:family="text">
      <style:text-properties style:use-window-font-color="true" style:font-name="Liberation Serif" fo:language="eu" fo:country="ES" style:text-underline-style="none" officeooo:rsid="001eb2da"/>
    </style:style>
    <style:style style:name="T33" style:family="text">
      <style:text-properties style:use-window-font-color="true" officeooo:rsid="001eb2da"/>
    </style:style>
    <style:style style:name="T34" style:family="text">
      <style:text-properties style:use-window-font-color="true" officeooo:rsid="001fe7f5"/>
    </style:style>
    <style:style style:name="T35" style:family="text">
      <style:text-properties style:use-window-font-color="true" officeooo:rsid="0021c040"/>
    </style:style>
    <style:style style:name="T36" style:family="text">
      <style:text-properties style:use-window-font-color="true" officeooo:rsid="0023806f"/>
    </style:style>
    <style:style style:name="T37" style:family="text">
      <style:text-properties style:use-window-font-color="true" officeooo:rsid="0024a473"/>
    </style:style>
    <style:style style:name="T38" style:family="text">
      <style:text-properties style:use-window-font-color="true" officeooo:rsid="0025f62b"/>
    </style:style>
    <style:style style:name="T39" style:family="text">
      <style:text-properties style:use-window-font-color="true" fo:font-style="italic" officeooo:rsid="0025f62b" style:font-style-asian="italic" style:font-style-complex="italic"/>
    </style:style>
    <style:style style:name="T40" style:family="text">
      <style:text-properties style:use-window-font-color="true" officeooo:rsid="0028bc7a"/>
    </style:style>
    <style:style style:name="T41" style:family="text">
      <style:text-properties style:font-name="Liberation Serif" fo:font-size="12pt" fo:language="eu" fo:country="ES" style:font-size-asian="12pt" style:font-size-complex="12pt"/>
    </style:style>
    <style:style style:name="T42" style:family="text">
      <style:text-properties style:font-name="Liberation Serif" fo:font-size="12pt" style:font-size-asian="12pt" style:font-size-complex="12pt"/>
    </style:style>
    <style:style style:name="T43" style:family="text">
      <style:text-properties fo:color="#009933"/>
    </style:style>
    <style:style style:name="T44" style:family="text">
      <style:text-properties fo:color="#009933" style:font-name="Liberation Serif" fo:font-size="12pt" fo:language="eu" fo:country="ES" style:font-size-asian="12pt" style:font-size-complex="12pt"/>
    </style:style>
    <style:style style:name="T45" style:family="text">
      <style:text-properties fo:color="#009933" style:font-name="Liberation Serif" fo:font-size="12pt" fo:language="eu" fo:country="ES" officeooo:rsid="0021c040" style:font-size-asian="12pt" style:font-size-complex="12pt"/>
    </style:style>
    <style:style style:name="T46" style:family="text">
      <style:text-properties fo:color="#009933" style:font-name="Liberation Serif" fo:font-size="12pt" style:font-size-asian="12pt" style:font-size-complex="12pt"/>
    </style:style>
    <style:style style:name="T47" style:family="text">
      <style:text-properties fo:color="#009933" style:font-name="Liberation Serif" fo:font-size="12pt" officeooo:rsid="0021c040" style:font-size-asian="12pt" style:font-size-complex="12pt"/>
    </style:style>
    <style:style style:name="T48" style:family="text">
      <style:text-properties fo:color="#009933" officeooo:rsid="0021c040"/>
    </style:style>
    <style:style style:name="T49" style:family="text">
      <style:text-properties fo:color="#00cc33" style:font-name="Liberation Serif" fo:language="eu" fo:country="ES" style:text-underline-style="none" officeooo:rsid="0025f62b"/>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3.344cm" fo:min-width="17.872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2.82cm" fo:min-width="3.23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is-list-header="true"><draw:custom-shape text:anchor-type="paragraph" draw:z-index="0" draw:name="Forma1" draw:style-name="gr1" draw:text-style-name="P67" svg:width="17.872cm" svg:height="3.345cm" svg:x="-0.25cm" svg:y="-1.24cm"><text:p/><draw:enhanced-geometry svg:viewBox="0 0 21600 21600" draw:type="rectangle" draw:enhanced-path="M 0 0 L 21600 0 21600 21600 0 21600 0 0 Z N"/></draw:custom-shape></text:h>
      <text:p text:style-name="P22"/>
      <text:p text:style-name="P22"/>
      <text:p text:style-name="P22"/>
      <text:p text:style-name="P3">Konputagailu bidezko Grafikoak - 2016/2017 ikasturtea</text:p>
      <text:p text:style-name="P3"/>
      <text:p text:style-name="P3"/>
      <text:p text:style-name="P3"/>
      <text:p text:style-name="P3"/>
      <text:p text:style-name="P3"/>
      <text:p text:style-name="P3"/>
      <text:p text:style-name="P9"><text:span text:style-name="T10">2. zati</text:span><text:span text:style-name="T11">a:</text:span></text:p>
      <text:p text:style-name="P4"/>
      <text:p text:style-name="P7">2. fasea:</text:p>
      <text:p text:style-name="P8">Objektuen transformazioak</text:p>
      <text:p text:style-name="P5"/>
      <text:p text:style-name="P5"/>
      <text:p text:style-name="P5"/>
      <text:p text:style-name="P5"/>
      <text:p text:style-name="P5"/>
      <text:p text:style-name="P5"/>
      <text:p text:style-name="P5"/>
      <text:p text:style-name="P5"/>
      <text:p text:style-name="P2">Egileak: Robin Espinosa eta Julen Ferrero</text:p>
      <text:p text:style-name="P6"><draw:custom-shape text:anchor-type="paragraph" draw:z-index="1" draw:name="Forma2" draw:style-name="gr2" draw:text-style-name="P67" svg:width="3.238cm" svg:height="2.821cm" svg:x="6.819cm" svg:y="1.75cm"><text:p/><draw:enhanced-geometry svg:viewBox="0 0 21600 21600" draw:type="rectangle" draw:enhanced-path="M 0 0 L 21600 0 21600 21600 0 21600 0 0 Z N"/></draw:custom-shape></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6">Aurkibidea</text:p>
          </text:index-title>
          <text:p text:style-name="P65"><text:a xlink:type="simple" xlink:href="#__RefHeading___Toc533_1797607716" text:style-name="Index_20_Link" text:visited-style-name="Index_20_Link">1.Aldaketa #1: Menuko aukerak zabaldu<text:tab/>3</text:a></text:p>
          <text:p text:style-name="P65"><text:a xlink:type="simple" xlink:href="#__RefHeading___Toc535_1797607716" text:style-name="Index_20_Link" text:visited-style-name="Index_20_Link">2.Aldaketa #2: Objektuen transformaketak teklatutik egiteko aldaketak<text:tab/>3</text:a></text:p>
          <text:p text:style-name="P65"><text:a xlink:type="simple" xlink:href="#__RefHeading___Toc537_1797607716" text:style-name="Index_20_Link" text:visited-style-name="Index_20_Link">3.Aldaketa #3: Objektuen transformaketak burutzeko klasearen sorrera<text:tab/>4</text:a></text:p>
          <text:p text:style-name="P65"><text:a xlink:type="simple" xlink:href="#__RefHeading___Toc539_1797607716" text:style-name="Index_20_Link" text:visited-style-name="Index_20_Link">4.Aldaketa #4: Objektuen transformaketa-mota aukeratzeko aldagaia<text:tab/>4</text:a></text:p>
          <text:p text:style-name="P65"><text:a xlink:type="simple" xlink:href="#__RefHeading___Toc541_1797607716" text:style-name="Index_20_Link" text:visited-style-name="Index_20_Link">5.Aldaketa #5: Objektuen transformaketaren sistema aukeratzeko aldagaia<text:tab/>4</text:a></text:p>
          <text:p text:style-name="P65"><text:a xlink:type="simple" xlink:href="#__RefHeading___Toc543_1797607716" text:style-name="Index_20_Link" text:visited-style-name="Index_20_Link">6.Aldaketa #6: Objektuen transformaketaren ardatza aukeratzeko aldagaia<text:tab/>5</text:a></text:p>
          <text:p text:style-name="P65"><text:a xlink:type="simple" xlink:href="#__RefHeading___Toc545_1797607716" text:style-name="Index_20_Link" text:visited-style-name="Index_20_Link">7.Aldaketa #7: Objektuen transformaketaren norabidea aukeratzeko aldagaia<text:tab/>5</text:a></text:p>
          <text:p text:style-name="P65"><text:a xlink:type="simple" xlink:href="#__RefHeading___Toc547_1797607716" text:style-name="Index_20_Link" text:visited-style-name="Index_20_Link">8.Aldaketa #8: Objektuen transformazio-abiadurak definitzeko aldagai globalen sorrera<text:tab/>6</text:a></text:p>
          <text:p text:style-name="P65"><text:a xlink:type="simple" xlink:href="#__RefHeading___Toc549_1797607716" text:style-name="Index_20_Link" text:visited-style-name="Index_20_Link">9.Aldaketa #9: Objektuen transformazioak burutzeko jarraitutako pausoak<text:tab/>6</text:a></text:p>
          <text:p text:style-name="P65"><text:a xlink:type="simple" xlink:href="#__RefHeading___Toc805_759114968" text:style-name="Index_20_Link" text:visited-style-name="Index_20_Link">10.Aldaketa #10: Objektuen transformazioak: traslazioa<text:tab/>10</text:a></text:p>
          <text:p text:style-name="P65"><text:a xlink:type="simple" xlink:href="#__RefHeading___Toc807_759114968" text:style-name="Index_20_Link" text:visited-style-name="Index_20_Link">11.Aldaketa #11: Objektuen transformazioak: tamaina aldaketa (ardatz bakarrean)<text:tab/>10</text:a></text:p>
          <text:p text:style-name="P65"><text:a xlink:type="simple" xlink:href="#__RefHeading___Toc809_759114968" text:style-name="Index_20_Link" text:visited-style-name="Index_20_Link">12.Aldaketa #12: Objektuen transformazioak: tamaina handitzea (ardatz guztietan)<text:tab/>10</text:a></text:p>
          <text:p text:style-name="P65"><text:a xlink:type="simple" xlink:href="#__RefHeading___Toc811_759114968" text:style-name="Index_20_Link" text:visited-style-name="Index_20_Link">13.Aldaketa #13: Objektuen transformazioak: tamaina txikitzea (ardatz guztietan)<text:tab/>10</text:a></text:p>
          <text:p text:style-name="P65"><text:a xlink:type="simple" xlink:href="#__RefHeading___Toc813_759114968" text:style-name="Index_20_Link" text:visited-style-name="Index_20_Link">14.Aldaketa #14: Objektuen transformazioak: biraketa<text:tab/>10</text:a></text:p>
          <text:p text:style-name="P65"><text:a xlink:type="simple" xlink:href="#__RefHeading___Toc969_759114968" text:style-name="Index_20_Link" text:visited-style-name="Index_20_Link">15.Aldaketa #15: Objektuak jasandako aldaketak desegiteko aukera<text:tab/>10</text:a></text:p>
          <text:p text:style-name="P65"><text:a xlink:type="simple" xlink:href="#__RefHeading___Toc557_1797607716" text:style-name="Index_20_Link" text:visited-style-name="Index_20_Link">16.Oharrak<text:tab/>10</text:a></text:p>
        </text:index-body>
      </text:table-of-content>
      <text:p text:style-name="P23"/>
      <text:p text:style-name="P36"/>
      <text:h text:style-name="P52" text:outline-level="1"><text:bookmark-start text:name="__RefHeading___Toc533_1797607716"/>Aldaketa #1: Menuko aukerak zabaldu <text:s/><text:bookmark-end text:name="__RefHeading___Toc533_1797607716"/></text:h>
      <text:p text:style-name="P10"><text:tab/>Azalpena:</text:p>
      <text:p text:style-name="P10"/>
      <text:p text:style-name="P10"><text:tab/>Menuko aukerak zabaldu dira. Teklatutik irakurritako teklen ekintzak ere bai.</text:p>
      <text:p text:style-name="P10"/>
      <text:p text:style-name="P10">---------</text:p>
      <text:p text:style-name="P10">Aldatutako fitxategia: io.c</text:p>
      <text:p text:style-name="P10">Aldatutako metodoa: <text:span text:style-name="T1">void </text:span>keyboard<text:span text:style-name="T1">(unsigned char key, int x, int y)</text:span></text:p>
      <text:p text:style-name="P10"><text:tab/>→ case 'm'/case 'M' berria</text:p>
      <text:p text:style-name="P10"><text:tab/>→ case 'b'/case 'B' berria</text:p>
      <text:p text:style-name="P10"><text:tab/>→ case 't'/case 'T' berria</text:p>
      <text:p text:style-name="P10"><text:tab/>→ case 'g'/case 'G' berria</text:p>
      <text:p text:style-name="P10"><text:tab/>→ case 'l'/case 'L' berria</text:p>
      <text:p text:style-name="P10"><text:tab/>→ case <text:span text:style-name="T8">26</text:span> berria <text:span text:style-name="T8">(Ctrl+Z-rako)</text:span></text:p>
      <text:p text:style-name="P10"><text:tab/>→ case '+' zabaldu da (CTRL gabeko aukera gehituta)</text:p>
      <text:p text:style-name="P10"><text:tab/>→ case '-' zabaldu da (CTRL gabeko aukera gehituta)</text:p>
      <text:p text:style-name="P10"/>
      <text:h text:style-name="P53" text:outline-level="1"><text:bookmark-start text:name="__RefHeading___Toc535_1797607716"/>Aldaketa #<text:span text:style-name="T8">2</text:span>: Objektuen transformaketak teklatutik egiteko aldaketak<text:bookmark-end text:name="__RefHeading___Toc535_1797607716"/></text:h>
      <text:p text:style-name="P11"><text:tab/><text:bookmark-start text:name="__DdeLink__497_970913046"/>Azalpena: </text:p>
      <text:p text:style-name="P11"/>
      <text:p text:style-name="P12"><text:tab/>Transformazioak ardatz batean edo bestean egiteko, teklatuko geziak erabiliko dira. Baina gezi hauen pultsaketak irakurtzeko metodo berezi bat implementatu behar izan dugu: keyboardSpecial. Metodo honek GlutSpecialFunc erabiltzen du tekla berezi hauek tratatzeko.<text:bookmark-end text:name="__DdeLink__497_970913046"/></text:p>
      <text:p text:style-name="P11"/>
      <text:p text:style-name="P11">---------</text:p>
      <text:p text:style-name="P11">Aldatutako fitxategia: io.c</text:p>
      <text:p text:style-name="P11">Metodo berria: voi keyboardSpecial(int key, int x, int y)</text:p>
      <text:p text:style-name="P11"><text:s text:c="4"/>→ case GLUT_KEY_LEFT: Mugitu -X; Handitu X; Biratu -Y</text:p>
      <text:p text:style-name="P11"><text:s text:c="4"/>→ case GLUT_KEY_UP: Mugitu +Y; Txikitu Y; Biratu +X</text:p>
      <text:p text:style-name="P11"><text:s text:c="4"/>→ case GLUT_KEY_RIGHT: Mugitu +X; Txikitu X; Biratu +Y</text:p>
      <text:p text:style-name="P11"><text:s text:c="4"/>→ case GLUT_KEY_DOWN: Mugitu -Y; Handitu Y; Biratu -X</text:p>
      <text:p text:style-name="P11"><text:s text:c="4"/>→ case GLUT_KEY_PAGE_DOWN: Mugitu +Z; Txikitu Z; Biratu +Z</text:p>
      <text:p text:style-name="P11"><text:s text:c="4"/>→ case GLUT_KEY_PAGE_UP: Mugitu -Z; Handitu Z; Biratu -Z</text:p>
      <text:p text:style-name="P10"/>
      <text:h text:style-name="P59" text:outline-level="1"><text:bookmark-start text:name="__RefHeading___Toc537_1797607716"/><text:span text:style-name="T8">Aldaketa #3: Objektuen transformaketak burutzeko klasearen sorrera</text:span><text:bookmark-end text:name="__RefHeading___Toc537_1797607716"/></text:h>
      <text:p text:style-name="P24"><text:tab/>Azalpena:</text:p>
      <text:p text:style-name="P24"><text:tab/>Objektuen transformazioarekin zerikusia duena klase honetan gordeko da.</text:p>
      <text:p text:style-name="P24">-----------</text:p>
      <text:p text:style-name="P24">Sortutako fitxategiak: multiMatrix.c eta multiMatrix.h</text:p>
      <text:p text:style-name="P24">→ Klase hau io.c klaseak erabiltzen du.</text:p>
      <text:p text:style-name="P25"/>
      <text:h text:style-name="P51" text:outline-level="1"><text:bookmark-start text:name="__RefHeading___Toc539_1797607716"/>Aldaketa #<text:span text:style-name="T8">4</text:span>: Objektuen transformaketa-mota aukeratzeko aldagaia <text:bookmark-end text:name="__RefHeading___Toc539_1797607716"/></text:h>
      <text:p text:style-name="P10"><text:tab/>Azalpena:</text:p>
      <text:p text:style-name="P10"/>
      <text:p text:style-name="P13"><text:tab/>Transformazioaren mota (biraketa, tamaina-aldaketa...) <text:span text:style-name="T8">aukera </text:span>biltegiratzen duen aldagaiaren sorrera eta implementazioa. Adib.: biraketa aukeratuta badago, aldagai honen balioa 'b' izango da.</text:p>
      <text:p text:style-name="P10"/>
      <text:p text:style-name="P10">---------</text:p>
      <text:p text:style-name="P10"><text:bookmark-start text:name="__DdeLink__329_1284395890"/>Aldatutako fitxategia: <text:bookmark-start text:name="__DdeLink__325_1284395890"/><text:span text:style-name="T8">multiMatrix</text:span>.c<text:bookmark-end text:name="__DdeLink__325_1284395890"/></text:p>
      <text:p text:style-name="P10">Sortutako aldagaia: char <text:span text:style-name="T8">transf_mota</text:span> ; <text:span text:style-name="T8">io.c-ko </text:span>keyboard metodoa<text:span text:style-name="T8">k aldatzen du aldagai hau</text:span>:</text:p>
      <text:p text:style-name="P10"><text:tab/>→ case 'm'/case 'M'-an</text:p>
      <text:p text:style-name="P10"><text:tab/>→ case 'b'/case 'B'-an</text:p>
      <text:p text:style-name="P10"><text:tab/>→ case 't'/case 'T'-an<text:bookmark-end text:name="__DdeLink__329_1284395890"/></text:p>
      <text:p text:style-name="P10"/>
      <text:h text:style-name="P51" text:outline-level="1"><text:bookmark-start text:name="__RefHeading___Toc541_1797607716"/>Aldaketa #<text:span text:style-name="T8">5</text:span>: Objektuen transformaketaren sistema aukeratzeko aldagaia<text:bookmark-end text:name="__RefHeading___Toc541_1797607716"/></text:h>
      <text:p text:style-name="P10"><text:tab/>Azalpena: </text:p>
      <text:p text:style-name="P10"/>
      <text:p text:style-name="P13"><text:tab/>Transformazioaren <text:span text:style-name="T8">sistema</text:span> (<text:span text:style-name="T8">lokala edo globala</text:span>) <text:span text:style-name="T8">aukera </text:span>biltegiratzen duen aldagaiaren sorrera eta implementazioa. <text:span text:style-name="T8">Era lokalean, aukeratutako objektua transformatuko da; eda globalean, berriz, marraztutako objektu guztiak transformatuko dira.</text:span></text:p>
      <text:p text:style-name="P10"/>
      <text:p text:style-name="P10">---------</text:p>
      <text:p text:style-name="P11">Aldatutako fitxategia: <text:span text:style-name="T8">multiMatrix</text:span>.c</text:p>
      <text:p text:style-name="P10">Sortutako aldagaiak: char <text:span text:style-name="T8">transf_helburua</text:span> ; <text:span text:style-name="T8">io.c-ko</text:span> keyboard metodoa<text:span text:style-name="T8">k aldatzen du balioa</text:span>:</text:p>
      <text:p text:style-name="P10"><text:tab/>→ case 'g'/case 'G'-an</text:p>
      <text:p text:style-name="P10"><text:tab/>→ case 'l'/case 'L'-an</text:p>
      <text:p text:style-name="P10"/>
      <text:p text:style-name="P10"><text:soft-page-break/></text:p>
      <text:h text:style-name="P53" text:outline-level="1"><text:bookmark-start text:name="__RefHeading___Toc543_1797607716"/>Aldaketa #<text:span text:style-name="T8">6</text:span>: Objektuen transformaketaren <text:span text:style-name="T9">ardatza</text:span> aukeratzeko aldagaia<text:bookmark-end text:name="__RefHeading___Toc543_1797607716"/></text:h>
      <text:p text:style-name="P11"><text:tab/>Azalpena: </text:p>
      <text:p text:style-name="P11"/>
      <text:p text:style-name="P12"><text:tab/>Transformazioaren <text:span text:style-name="T9">ardatzaren</text:span> (<text:span text:style-name="T8">X, Y edo Z</text:span>) <text:span text:style-name="T8">aukera </text:span>biltegiratzen duen aldagaiaren sorrera eta implementazioa. <text:span text:style-name="T8">Biltegiratutako karakterea erreferentzia-ardatza definitzen du.</text:span></text:p>
      <text:p text:style-name="P11"/>
      <text:p text:style-name="P11">---------</text:p>
      <text:p text:style-name="P16">Aldatutako fitxategia: <text:bookmark-start text:name="__DdeLink__325_12843958901"/><text:span text:style-name="T8">multiMatrix</text:span>.c<text:bookmark-end text:name="__DdeLink__325_12843958901"/></text:p>
      <text:p text:style-name="P16">Sortutako aldagaia: char <text:span text:style-name="T8">transf_ardatza </text:span>; <text:span text:style-name="T8">io.cko specialKeyboard metodoak aldatzen ditu aldagaiak:</text:span></text:p>
      <text:p text:style-name="P16"><text:s text:c="4"/>→ case GLUT_KEY_LEFT: <text:span text:style-name="T9">Traslazioa:</text:span> X; <text:span text:style-name="T9">Tamaina aldaketa:</text:span> X; Bira<text:span text:style-name="T9">keta: </text:span>Y</text:p>
      <text:p text:style-name="P16"><text:s text:c="4"/>→ case GLUT_KEY_UP: Traslazioa: Y; Tamaina aldaketa: Y; Bira<text:span text:style-name="T9">keta:</text:span> X</text:p>
      <text:p text:style-name="P16"><text:s text:c="4"/>→ case GLUT_KEY_RIGHT: Traslazioa: X; Tamaina aldaketa: X; Bira<text:span text:style-name="T9">keta:</text:span> Y</text:p>
      <text:p text:style-name="P16"><text:s text:c="4"/>→ case GLUT_KEY_DOWN: Traslazioa: Y; Tamaina aldaketa: Y; Bira<text:span text:style-name="T9">keta:</text:span> X</text:p>
      <text:p text:style-name="P16"><text:s text:c="4"/>→ case GLUT_KEY_PAGE_DOWN: Traslazioa: Z; Tamaina aldaketa: Z; Bira<text:span text:style-name="T9">keta:</text:span> Z</text:p>
      <text:p text:style-name="P16"><text:s text:c="4"/>→ case GLUT_KEY_PAGE_UP: Traslazioa: Z; Tamaina aldaketa: Z; Bira<text:span text:style-name="T9">keta:</text:span> Z</text:p>
      <text:h text:style-name="P54" text:outline-level="1"><text:bookmark-start text:name="__RefHeading___Toc545_1797607716"/>Aldaketa #<text:span text:style-name="T9">7</text:span>: Objektuen transformaketaren <text:span text:style-name="T8">norabidea</text:span> aukeratzeko aldagaia<text:bookmark-end text:name="__RefHeading___Toc545_1797607716"/></text:h>
      <text:p text:style-name="P16"><text:tab/>Azalpena: </text:p>
      <text:p text:style-name="P16"/>
      <text:p text:style-name="P14"><text:tab/>Transformazioaren <text:span text:style-name="T9">norabidearen</text:span> (<text:span text:style-name="T9">positiboa edo negatiboa</text:span>) <text:span text:style-name="T8">aukera </text:span>biltegiratzen duen aldagaiaren sorrera eta implementazioa.</text:p>
      <text:p text:style-name="P16"/>
      <text:p text:style-name="P16">---------</text:p>
      <text:p text:style-name="P16">Aldatutako fitategia: <text:bookmark-start text:name="__DdeLink__325_128439589011"/><text:span text:style-name="T8">multiMatri</text:span>.c<text:bookmark-end text:name="__DdeLink__325_128439589011"/></text:p>
      <text:p text:style-name="P16">Sortutako aldagaia: char <text:span text:style-name="T8">transf_ardatza </text:span>; <text:span text:style-name="T8">io.c-ko specialKeyboard metodoak aldatzen ditu aldagaiak:</text:span></text:p>
      <text:p text:style-name="P16"><text:s text:c="4"/>→ case GLUT_KE_LEFT: Traslazioa: -; Tamaina aldaketa: + ; Biraketa: -</text:p>
      <text:p text:style-name="P16"><text:s text:c="4"/>→ case GLUT_KE_UP: Traslazioa: +; Tamaina aldaketa: - ; Biraketa: +</text:p>
      <text:p text:style-name="P16"><text:s text:c="4"/>→ case GLUT_KE_RIGHT: Traslazioa: +; Tamaina aldaketa: - ; Biraketa: +</text:p>
      <text:p text:style-name="P16"><text:s text:c="4"/>→ case GLUT_KE_DOWN: Traslazioa: -; Tamaina aldaketa: + ; Biraketa: -</text:p>
      <text:p text:style-name="P16"><text:s text:c="4"/>→ case GLUT_KE_PAGE_DOWN: Traslazioa: +; Tamaina aldaketa: - ; Biraketa: +</text:p>
      <text:p text:style-name="P16"><text:s text:c="4"/>→ case GLUT_KE_PAGE_UP: Traslazioa: -; Tamaina aldaketa: + ; Biraketa: -</text:p>
      <text:h text:style-name="P60" text:outline-level="1"><text:bookmark-start text:name="__RefHeading___Toc547_1797607716"/>Aldaketa #<text:span text:style-name="T9">8</text:span>: Objektuen transformazio-abiadurak definitzeko aldagai globalen sorrera<text:bookmark-end text:name="__RefHeading___Toc547_1797607716"/></text:h>
      <text:p text:style-name="P17"><text:tab/>Azalpena: </text:p>
      <text:p text:style-name="P18"/>
      <text:p text:style-name="P15"><text:tab/>Transformazioak <text:span text:style-name="T1">egiteko orduan, transformazio-kopurua definitzeko aldgai globalak sortzea ideia ona da, transformazio “abiadurak” leku bakarretik kontrolatzeko.</text:span></text:p>
      <text:p text:style-name="P17"/>
      <text:p text:style-name="P17">-- </text:p>
      <text:p text:style-name="P18">Aldatutako fitxategia: definitions.h</text:p>
      <text:p text:style-name="P18">Balio berriak: </text:p>
      <text:p text:style-name="P19"><text:s/>→ #define KG_TAMAN_ABIA <text:s text:c="22"/><text:span text:style-name="T2">0.1</text:span>f :// Objektuaren tamaina aldatzeko abiadura</text:p>
      <text:p text:style-name="P20"><text:s/>→ #define KG_BIRAK_ABIAD <text:s text:c="21"/><text:span text:style-name="T2">3.14159265359f/8</text:span> <text:s/>// Objektuaren biraketa abiadura</text:p>
      <text:p text:style-name="P19"><text:s/>→ #define KG_TRASL_ABIAD <text:s text:c="21"/><text:span text:style-name="T2">0</text:span>.<text:span text:style-name="T2">1</text:span>f :// Objektuaren traslazio abiadura</text:p>
      <text:p text:style-name="P19"/>
      <text:h text:style-name="P58" text:outline-level="1"><text:bookmark-start text:name="__RefHeading___Toc549_1797607716"/><text:bookmark-start text:name="__DdeLink__317_1284395890"/>Aldaketa #<text:span text:style-name="T9">9</text:span>: Objektuen transformazio<text:span text:style-name="T2">ak burutzeko jarraitutako pausoak</text:span><text:bookmark-end text:name="__RefHeading___Toc549_1797607716"/><text:bookmark-end text:name="__DdeLink__317_1284395890"/></text:h>
      <text:p text:style-name="P24"><text:span text:style-name="T4"><text:tab/>A</text:span><text:span text:style-name="T3">zalpena:</text:span></text:p>
      <text:p text:style-name="P26"><text:tab/>Objektuetan transformazioak garatzeko, programaren hainbat klasetan lerro berriak sartu dira. Exekuzioaren ordena jarraituko da objektuen transformazioak azaltzeko.</text:p>
      <text:p text:style-name="P27"><text:tab/><text:span text:style-name="T13">Objektu bat transformatzeko behar den lehenengo gauza objektu bera da. Eta objektu hori transformazioak jasateko prest egon behar da. Horretarako, objektua definitzeko estrukturan matrize berri bat sortu da: transformazio-matrizea. </text:span><text:span text:style-name="T24">(1)</text:span></text:p>
      <text:p text:style-name="P27"><text:span text:style-name="T13"><text:tab/>Behin hau prestatuta, objektua programan kargatzera pasatuko gara. Objektuaren datuak fitxategitik irakurtzen dira, eta datu hauek objektua sortzeko erabiltzen dira. Hau egin ondoren, transformazio-matrize berria hasierazten zaio, 4x4-ko identitate matrizea. </text:span><text:span text:style-name="T22">(2)</text:span></text:p>
      <text:p text:style-name="P27"><text:span text:style-name="T22"><text:tab/></text:span><text:span text:style-name="T33">Hau eginda, objektua transformatzeko prest daukagu. Baina 36 transformaketa aukera ezberdin daude; hauek burutzeko, aldiz, soilik 6 tekla ditugu. </text:span><text:span text:style-name="T34">Transformazioen helburua (objektu bakarra edo guztiak) eta mota (traslazioa, tamaina-aldaketa edo biraketa)</text:span><text:span text:style-name="T33"> aukeratzeko, aurretik adierazitako teklak erabiltzen dira. </text:span><text:span text:style-name="T34">Ardatza eta norabidea definitzeko, aldiz, sei kontrol-teklak erabiltzen dira. </text:span><text:span text:style-name="T35">Tekla bakoitzean, transformazio-motaren arabera, ardatz eta norabide bat definitzen dira, eta ondoren beharrezko metodoa exekutatzen da.</text:span><text:span text:style-name="T34"> </text:span><text:span text:style-name="T28">(3)</text:span></text:p>
      <text:p text:style-name="P27"><text:span text:style-name="T35"><text:tab/></text:span><text:span text:style-name="T36">Tekla sakatu dugu, eta nahi den ardatza eta norabidea definitu direla, transformazioa egiteko metodora pasatzen gara. Metodo hauek sortu berri den multiMatrix.c klasean daude. Deitutako metodo honek objektu bakarra edo objektu guztiak transformatzen ditu, aldi berean klase berdinean dagoen </text:span><text:span text:style-name="T39">berezko transformazio</text:span><text:span text:style-name="T38"> </text:span><text:span text:style-name="T36">metodo bat erabiliz. </text:span><text:span text:style-name="T37">Objektu guztiak transformatzeko, puntero bat sortu da. Puntero honekin objektu guztiak transformatzen direla kontrolatuko da. </text:span><text:span text:style-name="T38">Oinarriki, modu globala objektu bakoitzari transformazio metodoa behin aplikatzean datza.</text:span><text:span text:style-name="T37"> </text:span><text:span text:style-name="T29">(4)</text:span></text:p>
      <text:p text:style-name="P27"><text:soft-page-break/><text:span text:style-name="T37"><text:s/><text:tab/></text:span></text:p>
      <text:p text:style-name="P27"><text:span text:style-name="T36"><text:tab/></text:span><text:span text:style-name="T38">Helburua edozein izanda, </text:span><text:span text:style-name="T39">berezko transformazio</text:span><text:span text:style-name="T38"> metodora sartzen gara. Metodo hauek antzerako egitura dute. Lehenengo, transformazio matrizeak kalkulatzen dira: ardatz bakoitzeko bana, eta norabide bakoitzeko bana; 3 ardatz * 2 norabide: 6 matrize ezberdin. Ondoren, hainbat kontrol egiten dira matrize zuzena aukeratzeko. Lehenengo, switch batekin, ardatza kontrolatzen da, eta ondoren, kasu bakoitzean, norabidea kontrolatzen da. Bukatzeko, objektuak duen lehen sortu berriko transformazio-matrizea metodo honetan definituriko transformazio matrizearekin biderkatzen da. </text:span><text:span text:style-name="T30">(5) </text:span><text:span text:style-name="T38">(Biderkaketa burutzeko, metodo berezi bat implementatu behar izan dugu. </text:span><text:span text:style-name="T30">(6)</text:span><text:span text:style-name="T38">)</text:span></text:p>
      <text:p text:style-name="P28"><text:span text:style-name="T36"><text:tab/>Azkenik, objektu transformatua monitorean marrazten da. Horretarako, </text:span><text:span text:style-name="T40">aukeratutako objektuaren </text:span><text:span text:style-name="T36">matrizea hasieratu ondoren guk nahi dugun matrizea sart</text:span><text:span text:style-name="T40">zen dugu glMultMatrixd funtzioa erabiliz.</text:span><text:span text:style-name="T36"> </text:span><text:span text:style-name="T31">(7)</text:span></text:p>
      <text:p text:style-name="P26">--</text:p>
      <text:p text:style-name="P31">Aldatutako fitxategia #1: definitions.h</text:p>
      <text:p text:style-name="P30"><text:s/>-&gt; struct object3d { ...; Gldouble *matrix; } <text:span text:style-name="T23">(1)</text:span></text:p>
      <text:p text:style-name="P30"><text:span text:style-name="T23"/></text:p>
      <text:p text:style-name="P32">Aldatutako fitxategia #2: load_obj.h</text:p>
      <text:p text:style-name="P35"><text:span text:style-name="T32">-&gt; (199. lerroa) </text:span>object_ptr-&gt;matrix = malloc ( sizeof ( GLdouble )*16);</text:p>
      <text:p text:style-name="P35"><text:span text:style-name="T32"><text:tab/>(matrizea hasiarazten da identitate-matrize modura); </text:span><text:span text:style-name="T26">(2)</text:span></text:p>
      <text:p text:style-name="P35"><text:span text:style-name="T26"/></text:p>
      <text:p text:style-name="P34"><text:span text:style-name="T20">A</text:span><text:span text:style-name="T14">ldatutako fitxategia #3: io.c</text:span></text:p>
      <text:p text:style-name="P33"><text:span text:style-name="T15">-&gt; keyBoardSpecial metodoan: </text:span></text:p>
      <text:p text:style-name="P37"><text:span text:style-name="T15"><text:tab/>-&gt; switch (tekla) { case GORA: </text:span><text:span text:style-name="T25">(3)</text:span></text:p>
      <text:p text:style-name="P37"><text:span text:style-name="T15"><text:tab/><text:tab/><text:tab/>switch(transf_mota){</text:span></text:p>
      <text:p text:style-name="P37"><text:span text:style-name="T15"><text:tab/><text:tab/><text:tab/>case ‘m’:</text:span></text:p>
      <text:p text:style-name="P39"><text:span text:style-name="T12"><text:tab/><text:tab/><text:tab/><text:tab/></text:span><text:span text:style-name="T41">transf_ardatza = 'Y'; </text:span><text:span text:style-name="T44">//</text:span><text:span text:style-name="T45">Ardatza definitzen da</text:span></text:p>
      <text:p text:style-name="P39"><text:span text:style-name="T42"><text:tab/><text:tab/><text:tab/><text:tab/>transf_norabidea = '+'; </text:span><text:span text:style-name="T46">//</text:span><text:span text:style-name="T47">Norabidea definitzen da</text:span></text:p>
      <text:p text:style-name="P62"><text:tab/><text:tab/><text:tab/><text:tab/>mugitu(); <text:span text:style-name="T43">//</text:span><text:span text:style-name="T48">Metodoa aplikatzen zaio</text:span></text:p>
      <text:p text:style-name="P63"><text:span text:style-name="T42"><text:tab/><text:tab/><text:tab/><text:tab/>break;</text:span></text:p>
      <text:p text:style-name="P37"><text:span text:style-name="T15"><text:tab/><text:tab/><text:tab/>... </text:span><text:span text:style-name="T16">} ... </text:span><text:span text:style-name="T15">break; case...; ... }</text:span></text:p>
      <text:p text:style-name="P37"><text:span text:style-name="T15"/></text:p>
      <text:p text:style-name="P40"><text:span text:style-name="T21">Aldatutako fitxategia #4: multiMatrix.c (eta multiMatrix.h)</text:span></text:p>
      <text:p text:style-name="P38"><text:span text:style-name="T15">-&gt; mugitu/biratu/tAldatu metodoak </text:span><text:span text:style-name="T25">(4)</text:span><text:span text:style-name="T15">:</text:span></text:p>
      <text:p text:style-name="P38"><text:span text:style-name="T15"><text:tab/>if(transf_helburua=='l'){</text:span></text:p>
      <text:p text:style-name="P41"><text:span text:style-name="T15"><text:s text:c="8"/>tamainaAldaketa();</text:span></text:p>
      <text:p text:style-name="P42"><text:span text:style-name="T15"><text:s text:c="4"/>}</text:span></text:p>
      <text:p text:style-name="P42"><text:span text:style-name="T15"><text:s text:c="4"/>else if(transf_helburua=='g'){</text:span></text:p>
      <text:p text:style-name="P42"><text:span text:style-name="T15"><text:s text:c="8"/>trans_obj = _first_object;</text:span></text:p>
      <text:p text:style-name="P42"><text:span text:style-name="T15"><text:s text:c="8"/>while (trans_obj != 0){</text:span></text:p>
      <text:p text:style-name="P42"><text:span text:style-name="T15"><text:s text:c="12"/>tamainaAldaketa();</text:span></text:p>
      <text:p text:style-name="P42"><text:span text:style-name="T15"><text:s text:c="12"/>_selected_object = _selected_object-&gt;next;</text:span></text:p>
      <text:p text:style-name="P42"><text:span text:style-name="T15"><text:s text:c="12"/>trans_obj = trans_obj-&gt;next;</text:span></text:p>
      <text:p text:style-name="P42"><text:span text:style-name="T15"><text:s text:c="12"/>if(_selected_object==0) _selected_object= _first_object;</text:span></text:p>
      <text:p text:style-name="P42"><text:span text:style-name="T15"><text:s text:c="8"/>}</text:span></text:p>
      <text:p text:style-name="P42"><text:span text:style-name="T15"><text:s text:c="4"/>}</text:span></text:p>
      <text:p text:style-name="P43"><text:span text:style-name="T15">-</text:span><text:span text:style-name="T17">&gt; traslazioa/biraketa/tamainaAldaketa metodoak </text:span><text:span text:style-name="T27">(5)</text:span><text:span text:style-name="T17">:</text:span></text:p>
      <text:p text:style-name="P44"><text:span text:style-name="T17"><text:s text:c="4"/>GLdouble <text:s/>* </text:span><text:span text:style-name="T19">tamaX</text:span><text:span text:style-name="T17"> = malloc ( sizeof ( GLdouble )*16); </text:span><text:span text:style-name="T49">//transf. matrizeak</text:span></text:p>
      <text:p text:style-name="P45"><text:span text:style-name="T15"><text:s text:c="4"/>tamaX [0]=1+KG_ABIAD_TAMAN; <text:s/>tamaX [4]=0; tamaX [8] =0; tamaX [12]=0;</text:span></text:p>
      <text:p text:style-name="P45"><text:span text:style-name="T15"><text:s text:c="4"/>tamaX [1]=0; <text:s text:c="14"/>tamaX [5]=1; tamaX [9] =0; tamaX [13]=0;</text:span></text:p>
      <text:p text:style-name="P45"><text:span text:style-name="T15"><text:s text:c="4"/>tamaX [2]=0; <text:s text:c="14"/>tamaX [6]=0; tamaX [10]=1; tamaX [14]=0;</text:span></text:p>
      <text:p text:style-name="P45"><text:span text:style-name="T15"><text:s text:c="4"/>tamaX [3]=0; <text:s text:c="14"/>tamaX [7]=0; tamaX [11]=0; tamaX [15]=1;</text:span></text:p>
      <text:p text:style-name="P45"><text:span text:style-name="T15"><text:s text:c="4"/>...</text:span></text:p>
      <text:p text:style-name="P45"><text:span text:style-name="T15"><text:s text:c="4"/>switch (transf_ardatza){</text:span></text:p>
      <text:p text:style-name="P45"><text:span text:style-name="T15"><text:s text:c="8"/>case 'X':</text:span></text:p>
      <text:p text:style-name="P45"><text:span text:style-name="T15"><text:s text:c="12"/>if(transf_norabidea=='+'){</text:span></text:p>
      <text:p text:style-name="P45"><text:span text:style-name="T15"><text:s text:c="16"/>printf("Tamaina aldaketa: +X\n");</text:span></text:p>
      <text:p text:style-name="P45"><text:span text:style-name="T15"><text:s text:c="16"/>_selected_object-&gt;matrix=mult(_selected_object-&gt;matrix,</text:span><text:span text:style-name="T18">tamaX</text:span><text:span text:style-name="T15">);</text:span></text:p>
      <text:p text:style-name="P45"><text:span text:style-name="T15"><text:s text:c="12"/>}</text:span></text:p>
      <text:p text:style-name="P45"><text:span text:style-name="T15"><text:s text:c="12"/>else{</text:span></text:p>
      <text:p text:style-name="P45"><text:span text:style-name="T15"><text:s text:c="16"/>printf("Tamaina aldaketa: -X\n");</text:span></text:p>
      <text:p text:style-name="P45"><text:span text:style-name="T15"><text:s text:c="16"/>_selected_object-&gt;matrix=mult(_selected_object-&gt;matrix,</text:span><text:span text:style-name="T18">tamaXn</text:span><text:span text:style-name="T15">);</text:span></text:p>
      <text:p text:style-name="P45"><text:span text:style-name="T15"><text:s text:c="12"/>} <text:s text:c="2"/>... <text:s/>break; <text:s/>... }</text:span></text:p>
      <text:p text:style-name="P45"><text:span text:style-name="T15"/></text:p>
      <text:p text:style-name="P45"><text:span text:style-name="T15"/></text:p>
      <text:p text:style-name="P49"><text:span text:style-name="T15">-&gt; Matrizeak biderkatzeko metodoa: mult(GLdouble *m1, GLdouble *m2) </text:span><text:span text:style-name="T25">(6)</text:span><text:span text:style-name="T15">:</text:span></text:p>
      <text:p text:style-name="P48"><text:span text:style-name="T15">GLdouble *mult(GLdouble *m1, GLdouble *m2) {</text:span></text:p>
      <text:p text:style-name="P48"><text:span text:style-name="T15"><text:s text:c="4"/>GLdouble *result = malloc(sizeof(GLdouble) * 4 * 4);</text:span></text:p>
      <text:p text:style-name="P48"><text:span text:style-name="T15"><text:s text:c="4"/>// @formatter:off</text:span></text:p>
      <text:p text:style-name="P48"><text:span text:style-name="T15">result[0+4*0]=m1[0+4*0]*m2[0+4*0]+m1[0+4*1]*m2[1+4*0]+m1[0+4*2]*m2[2+4*0]+m1[0+4*3]*m2[3+4*0];</text:span></text:p>
      <text:p text:style-name="P48"><text:span text:style-name="T15">result[1+4*0]=m1[1+4*0]*m2[0+4*0]+m1[1+4*1]*m2[1+4*0]+m1[1+4*2]*m2[2+4*0]+m1[1+4*3]*m2[3+4*0];</text:span></text:p>
      <text:p text:style-name="P48"><text:span text:style-name="T15">result[2+4*0]=m1[2+4*0]*m2[0+4*0]+m1[2+4*1]*m2[1+4*0]+m1[2+4*2]*m2[2+4*0]+m1[2+4*3]*m2[3+4*0];</text:span></text:p>
      <text:p text:style-name="P48"><text:span text:style-name="T15">result[3+4*0]=m1[3+4*0]*m2[0+4*0]+m1[3+4*1]*m2[1+4*0]+m1[3+4*2]*m2[2+4*0]+m1[3+4*3]*m2[3+4*0];</text:span></text:p>
      <text:p text:style-name="P48"><text:span text:style-name="T15"/></text:p>
      <text:p text:style-name="P48"><text:span text:style-name="T15">result[0+4*1]=m1[0+4*0]*m2[0+4*1]+m1[0+4*1]*m2[1+4*1]+m1[0+4*2]*m2[2+4*1]+m1[0+4*3]*m2[3+4*1];</text:span></text:p>
      <text:p text:style-name="P48"><text:span text:style-name="T15">result[1+4*1]=m1[1+4*0]*m2[0+4*1]+m1[1+4*1]*m2[1+4*1]+m1[1+4*2]*m2[2+4*1]+m1[1+4*3]*m2[3+4*1];</text:span></text:p>
      <text:p text:style-name="P48"><text:span text:style-name="T15">result[2+4*1]=m1[2+4*0]*m2[0+4*1]+m1[2+4*1]*m2[1+4*1]+m1[2+4*2]*m2[2+4*1]+m1[2+4*3]*m2[3+4*1];</text:span></text:p>
      <text:p text:style-name="P48"><text:span text:style-name="T15">result[3+4*1]=m1[3+4*0]*m2[0+4*1]+m1[3+4*1]*m2[1+4*1]+m1[3+4*2]*m2[2+4*1]+m1[3+4*3]*m2[3+4*1];</text:span></text:p>
      <text:p text:style-name="P48"><text:span text:style-name="T15"/></text:p>
      <text:p text:style-name="P48"><text:span text:style-name="T15">result[0+4*2]=m1[0+4*0]*m2[0+4*2]+m1[0+4*1]*m2[1+4*2]+m1[0+4*2]*m2[2+4*2]+m1[0+4*3]*m2[3+4*2];</text:span></text:p>
      <text:p text:style-name="P48"><text:span text:style-name="T15">result[1+4*2]=m1[1+4*0]*m2[0+4*2]+m1[1+4*1]*m2[1+4*2]+m1[1+4*2]*m2[2+4*2]+m1[1+4*3]*m2[3+4*2];</text:span></text:p>
      <text:p text:style-name="P48"><text:span text:style-name="T15">result[2+4*2]=m1[2+4*0]*m2[0+4*2]+m1[2+4*1]*m2[1+4*2]+m1[2+4*2]*m2[2+4*2]+m1[2+4*3]*m2[3+4*2];</text:span></text:p>
      <text:p text:style-name="P48"><text:span text:style-name="T15">result[3+4*2]=m1[3+4*0]*m2[0+4*2]+m1[3+4*1]*m2[1+4*2]+m1[3+4*2]*m2[2+4*2]+m1[3+4*3]*m2[3+4*2];</text:span></text:p>
      <text:p text:style-name="P48"><text:span text:style-name="T15"/></text:p>
      <text:p text:style-name="P48"><text:span text:style-name="T15">result[0+4*3]=m1[0+4*0]*m2[0+4*3]+m1[0+4*1]*m2[1+4*3]+m1[0+4*2]*m2[2+4*3]+m1[0+4*3]*m2[3+4*3];</text:span></text:p>
      <text:p text:style-name="P48"><text:span text:style-name="T15">result[1+4*3]=m1[1+4*0]*m2[0+4*3]+m1[1+4*1]*m2[1+4*3]+m1[1+4*2]*m2[2+4*3]+m1[1+4*3]*m2[3+4*3];</text:span></text:p>
      <text:p text:style-name="P48"><text:span text:style-name="T15">result[2+4*3]=m1[2+4*0]*m2[0+4*3]+m1[2+4*1]*m2[1+4*3]+m1[2+4*2]*m2[2+4*3]+m1[2+4*3]*m2[3+4*3];</text:span></text:p>
      <text:p text:style-name="P48"><text:span text:style-name="T15">result[3+4*3]=m1[3+4*0]*m2[0+4*3]+m1[3+4*1]*m2[1+4*3]+m1[3+4*2]*m2[2+4*3]+m1[3+4*3]*m2[3+4*3];</text:span></text:p>
      <text:p text:style-name="P48"><text:span text:style-name="T15"><text:s text:c="4"/>// @formatter:on</text:span></text:p>
      <text:p text:style-name="P48"><text:span text:style-name="T15"><text:s text:c="4"/>return result;</text:span></text:p>
      <text:p text:style-name="P48"><text:span text:style-name="T15">}</text:span></text:p>
      <text:p text:style-name="P46"><text:span text:style-name="T15"/></text:p>
      <text:p text:style-name="P47"><text:span text:style-name="T15">Aldatutako fitxategia: display.c </text:span><text:span text:style-name="T25">(7)</text:span><text:span text:style-name="T15">:</text:span></text:p>
      <text:p text:style-name="P47"><text:span text:style-name="T15"><text:s/>-&gt; 111. lerroa: glMultMatrixd(aux_obj-&gt;matrix);</text:span></text:p>
      <text:h text:style-name="P61" text:outline-level="1"><text:bookmark-start text:name="__RefHeading___Toc805_759114968"/>Aldaketa #<text:span text:style-name="T13">10</text:span>: Objektuen transformazioak: traslazioa<text:bookmark-end text:name="__RefHeading___Toc805_759114968"/></text:h>
      <text:h text:style-name="P56" text:outline-level="1"><text:bookmark-start text:name="__RefHeading___Toc807_759114968"/><text:span text:style-name="T4">Aldaketa #</text:span><text:span text:style-name="T6">11</text:span><text:span text:style-name="T4">: Objektuen transformazioak: tamaina aldaketa </text:span><text:span text:style-name="T6">(ardatz bakarrean)</text:span><text:bookmark-end text:name="__RefHeading___Toc807_759114968"/></text:h>
      <text:h text:style-name="P56" text:outline-level="1"><text:bookmark-start text:name="__RefHeading___Toc809_759114968"/><text:span text:style-name="T4">Aldaketa #</text:span><text:span text:style-name="T6">12</text:span><text:span text:style-name="T4">: Objektuen transformazioak: tamaina </text:span><text:span text:style-name="T6">handitzea</text:span><text:span text:style-name="T4"> </text:span><text:span text:style-name="T6">(ardatz guztietan)</text:span><text:bookmark-end text:name="__RefHeading___Toc809_759114968"/></text:h>
      <text:h text:style-name="P56" text:outline-level="1"><text:bookmark-start text:name="__RefHeading___Toc811_759114968"/><text:span text:style-name="T4">Aldaketa #</text:span><text:span text:style-name="T6">13</text:span><text:span text:style-name="T4">: Objektuen transformazioak: tamaina </text:span><text:span text:style-name="T6">txikitzea</text:span><text:span text:style-name="T4"> </text:span><text:span text:style-name="T6">(ardatz guztietan)</text:span><text:bookmark-end text:name="__RefHeading___Toc811_759114968"/></text:h>
      <text:h text:style-name="P56" text:outline-level="1"><text:bookmark-start text:name="__DdeLink__818_759114968"/><text:bookmark-start text:name="__RefHeading___Toc813_759114968"/><text:span text:style-name="T4">Aldaketa #</text:span><text:span text:style-name="T6">14</text:span><text:span text:style-name="T4">: Objektuen transformazioak: biraket</text:span><text:span text:style-name="T5">a</text:span><text:bookmark-end text:name="__DdeLink__818_759114968"/><text:bookmark-end text:name="__RefHeading___Toc813_759114968"/></text:h>
      <text:h text:style-name="P57" text:outline-level="1"><text:bookmark-start text:name="__RefHeading___Toc969_759114968"/><text:span text:style-name="T4">Aldaketa #</text:span><text:span text:style-name="T6">1</text:span><text:span text:style-name="T7">5</text:span><text:span text:style-name="T4">: </text:span><text:span text:style-name="T7">Objektuak jasandako aldaketak desegiteko aukera</text:span><text:bookmark-end text:name="__RefHeading___Toc969_759114968"/></text:h>
      <text:h text:style-name="P55" text:outline-level="1"><text:bookmark-start text:name="__RefHeading___Toc557_1797607716"/><text:span text:style-name="T5">Oharr</text:span><text:span text:style-name="T4">a</text:span><text:span text:style-name="T5">k</text:span><text:bookmark-end text:name="__RefHeading___Toc557_1797607716"/></text:h>
      <text:p text:style-name="P21"><text:bookmark-start text:name="__RefHeading___Toc559_1797607716"/><text:s/>→ Programa konpilatzeko: gcc -o KbGprograma *.c -lGL -lGLU -lglut<text:bookmark-end text:name="__RefHeading___Toc559_1797607716"/></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onputagailu bidezko Grafikoak – 2016/2017 ikasturtea – 2. zatia – 2. fasea</text:p>
      </style:header>
      <style:footer>
        <text:p text:style-name="MP2">- <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3:25:37.956859458</meta:creation-date>
    <dc:date>2016-11-23T20:19:28.288795810</dc:date>
    <meta:editing-duration>PT3H23M56S</meta:editing-duration>
    <meta:editing-cycles>30</meta:editing-cycles>
    <meta:generator>LibreOffice/5.1.4.2$Linux_X86_64 LibreOffice_project/10m0$Build-2</meta:generator>
    <meta:document-statistic meta:table-count="0" meta:image-count="0" meta:object-count="0" meta:page-count="10" meta:paragraph-count="196" meta:word-count="1358" meta:character-count="12871" meta:non-whitespace-character-count="11196"/>
  </office:meta>
</office:document-meta>
</file>